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imes" svg:font-family="Times" style:font-family-generic="roman"/>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P1" style:family="paragraph" style:parent-style-name="Standard">
      <style:paragraph-properties fo:text-align="center" style:justify-single-word="false"/>
      <style:text-properties style:font-name="Tim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fo:font-size="8pt" style:text-underline-style="solid" style:text-underline-width="auto" style:text-underline-color="font-color" fo:font-weight="bold" style:font-size-asian="8pt" style:font-weight-asian="bold" style:font-size-complex="8pt" style:font-weight-complex="bold"/>
    </style:style>
    <style:style style:name="P3" style:family="paragraph" style:parent-style-name="Standard">
      <style:paragraph-properties fo:text-align="center" style:justify-single-word="false"/>
      <style:text-properties style:font-name="Times"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Tim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5" style:family="paragraph" style:parent-style-name="Standard" style:list-style-name="L1">
      <style:paragraph-properties fo:text-align="start" style:justify-single-word="false"/>
      <style:text-properties style:font-name="Tim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Tim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Times" fo:font-size="12pt" style:text-underline-style="none"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Times" fo:font-size="12pt" style:text-underline-style="solid" style:text-underline-width="auto" style:text-underline-color="font-color"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Tim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Tim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justify" style:justify-single-word="false"/>
      <style:text-properties style:font-name="Tim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Tim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text-align="justify" style:justify-single-word="false"/>
      <style:text-properties style:font-name="Times" fo:font-size="12pt" fo:font-style="normal" style:text-underline-style="none" fo:font-weight="bold" style:font-size-asian="12pt" style:font-style-asian="normal" style:font-weight-asian="bold" style:font-size-complex="12pt" style:font-style-complex="normal"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pedigree' System Proposal</text:p>
      <text:p text:style-name="P2"/>
      <text:p text:style-name="P3">A Proposal of the Basic Structure of the project 'pedigree' Operating System</text:p>
      <text:p text:style-name="P3"/>
      <text:p text:style-name="P4">Revision History:</text:p>
      <text:list text:style-name="L1">
        <text:list-item>
          <text:p text:style-name="P5">Created and Begun Document - James Pritchett 31-Jan–08</text:p>
        </text:list-item>
      </text:list>
      <text:p text:style-name="P4"/>
      <text:p text:style-name="P6">Introduction</text:p>
      <text:p text:style-name="P6"/>
      <text:p text:style-name="P7">This file outlines the proposed goals and structure of the Operating System and related components of the 'pedigree' project. It describes basic aims, an overview of the design and is intended to give some insight into the order and tasks of future development. The goals are a combination of the hopes and ideas of all project developers and their opinion of how the end system should look, act and feel. The file only outlines basic concepts to prepare for a design, but does not cover the exact details of any system.</text:p>
      <text:p text:style-name="P7"/>
      <text:p text:style-name="P8">Overview</text:p>
      <text:p text:style-name="P8"/>
      <text:p text:style-name="P7">The primary goal of project 'pedigree' is to develop a general purpose Operating System, both for use on Desktops and Servers. It needs to be practical enough to run as a dedicated Operating System after primary development and during continuing development and maintenance. It must also be developed, and designed for real use and not developed on par with a hobby operating system. This will mean no quick fixes and a well defined interface between all components.</text:p>
      <text:p text:style-name="P8"/>
      <text:p text:style-name="P8">Project Goals</text:p>
      <text:p text:style-name="P8"/>
      <text:p text:style-name="P7">The project not only aims to develop a kernel and core modules, but a series of standard modules, including numerous compatibility layers, drivers and both Standard and Specialist Applications. Among the most definite of these being a Development environment including GCC and Binutils ports, and an IDE with a modern, simpler automated build system designed to replace make scripts.</text:p>
      <text:p text:style-name="P9"/>
      <text:p text:style-name="P10">Design Goals</text:p>
      <text:p text:style-name="P10"/>
      <text:p text:style-name="P9">The general aims of the project are Speed, Stability, Security, Portability, Extensibility and compatibility with other systems. To this end, the project plans to implement a well defined interface between all components that encourages standardisation and ease of expansion.</text:p>
      <text:p text:style-name="P10"/>
      <text:p text:style-name="P11">Speed</text:p>
      <text:p text:style-name="P11"/>
      <text:p text:style-name="P9">In order to ensure the speed and efficiency of the overall system, all components will require extensive performance testing both of concepts and implementation. A strong design will encourage compact code size and predict the location of critical sections in relation to processing time. Ideas for specific areas in which overall system speed include the short time thread scheduler and Heap Management. To this end both systems will be designed with a component interface that allows runtime <text:s/>switching of algorithm's without noticeable impact upon the system's ability to continue to function.</text:p>
      <text:p text:style-name="P9"><text:tab/>For example, the Master Scheduler for the short term scheduler will monitor details such as process and thread count, as well as the purpose of the environment in order to ensure the most efficient scheduler is used. The system will also include an efficient but small base scheduler that provides a temporary transition period without having to pause system activities. <text:s/>The policies used to manage the scheduler must be defined as part of the design to allow standardisation among other components using the Basic runtime switching mechanisms. An option to manually select schedulers should also be available in the Kernel, as well as available to the User Interface(s) in some form.</text:p>
      <text:p text:style-name="P9"><text:tab/>The Heap Switcher, meant as a concept of this system's ability to easily expand over different components and to help encourage system segmentation will also be designed along with an interface for incremental transition where both systems are resident in memory, with only the newest providing dynamic memory and requesting transition of old memory from the previous scheduler. If designed with extensibility in mind the interface for transition though unhelpful to the scheduling system should be usable among other systems that could benefit from such a design in order to increase code reuse.</text:p>
      <text:p text:style-name="P11"/>
      <text:p text:style-name="P11">Stability</text:p>
      <text:p text:style-name="P11"/>
      <text:p text:style-name="P9">Though impossible to ensure, by defining the goal and with heavy thought upon design, increasing system stability is possible. During the design stage, and along with coding standards, we should be able to locate, test and eliminate areas likely to cause problems in system stability. It will also be necessary to isolate untrusted systems, such as applications from external platforms and prevent native applications from causing problems to the kernel or other applications. Other techniques to prevent problems to stability include an automated testing suite and built in analysis of common, or expected downfalls in the systems ability to function.</text:p>
      <text:p text:style-name="P9"><text:tab/>Code Signing will be implemented across the system to verify the reliability of Driver and Application source. Though this does not ensure that they are safe or free of bugs, it does help end users in knowing where software came from and whether it can be trusted. Though the code that can be run is still purely upon the end user, by implementing the code signing we give them assurances of trust and a system for the less knowledgeable user to rely upon.</text:p>
      <text:p text:style-name="P9"><text:tab/>This same signing mechanism could also be used to verify code stability if it passes an analysis and to define the security requirements of the application to prevent it from using or accessing any system resource which it does not have permission to access. This system will allow Users to run with full privileges, in the knowledge that there applications do not inherit their god like status and to allow correctly configured and signed applications (as well as those pre-installed on any system) to do what they need to do without requesting permission for the smallest action.</text:p>
      <text:p text:style-name="P9"/>
      <text:p text:style-name="P11">Security</text:p>
      <text:p text:style-name="P11"/>
      <text:p text:style-name="P9">Given the system's intended use as a Network and Web Operating System on Desktops and Servers, as well as its ability to run applications from platforms it cannot define the standards for, security is of the utmost importance throughout the system. Before designing any key system in the user space, that directly communicates with the user space or which handles objects that can exist within the user space or another system, the security interface and the data which constitutes the security as it is communicated and stored must be completely formed in order to insure that all system components not only follow the standard but are required to follow the standard in order to correctly function.</text:p>
      <text:p text:style-name="P9"><text:tab/>Security concerns include those of unintended actions by an application or driver, malicious actions by an application or driver, outside influence upon the system (e.g. Denial of Service attack upon unprotected application), as well as the own system's ability to verify itself to the outside world in both trusted (Cluster or Network) and untrusted (Internet) Situations.</text:p>
      <text:p text:style-name="P9"><text:tab/>Intended paradigms for security include Policy (capability) based access, Secure Network interface replacing basic firewall system's and an interface to faster, better integrated Anti-Virus. For example, Kernel systems should handle all decisions and access concerning Virus detection, only requiring External Systems to implement scan and to maintain virus definitions. The internal “Firewall” systems on the other hand are a replacement for functionality that should already exist inside Networking subsystems in current system's including Stateful Packet Filters and a requirement that OSI level drivers implement basic Proxy functionality. The intended functionality of these features should be as basic but working as possible and is intended to replace only obvious local abilities and not those of an enterprise Firewall.</text:p>
      <text:p text:style-name="P9"><text:tab/>Most systems have a habit of <text:s/>implementing a Native File System with either unstandardised or basic security intended to support only it's native system (NTFS Security) or maintain compatibility to older systems (UNIX based permissions). The separation of Basic File System goals, such as file access which are general paradigms and Security which can be general or specific is an important goal. Current ideas to such an end propose using meta data to define both a standardized security interface, defining both access and user's to some end (without forcing the file system belong to a single system) and possibly allowing specific and extensible information. This is not only a necessary thought while designing such a file system, but while designing the security and how such information will be managed along components and resources.</text:p>
      <text:p text:style-name="P9"/>
      <text:p text:style-name="P11">Portability</text:p>
      <text:p text:style-name="P11"/>
      <text:p text:style-name="P9">Despite a serious market in x86-PC and emerging x64-PC system's, there exists a large array of other system and processor architectures, especially in higher end markets and within portable devices. Therefore, the Operating System produced by the project will support and be written to easily port to many architectures. The design should not only allow easy portability to similar system's, but allow ports to system's with different general architecture (PC vs Handheld vs Mainframe). This ability should also not be limited to Compile time but to runtime, by isolating all code related to architecture. By separating paradigms as well as functionality, the same code will be usable among multiple architectures, including the ability to reuse the same compiled code on architectures using compatible processing elements even if the rest of the system is incompatible. Finally, the modularity of such architecture will allow specific and specialist modules of code to be selected and linked depending on the outward interface of the device, memory requirements and/or size of system.</text:p>
      <text:p text:style-name="P9"/>
      <text:p text:style-name="P11">Extensibility</text:p>
      <text:p text:style-name="P11"/>
      <text:p text:style-name="P9">By isolating specific code based upon functionality and relation to the system upon which it is running, and defining the interfaces of such modules, the system should be easily extensible, in that all components can be easily upgraded and that new subsystems and singular modules can easily be added to the system without affecting stability, speed or security. Such extensions not only include the core Modules that consist the kernel, as well as there isolated extensions, but Drivers, Driver Interfaces and compatibility subsystems.</text:p>
      <text:p text:style-name="P9"><text:tab/>All such interfaces need to be designed to promote the ability to not only expand there number, but so that new forms of expansion can be added without reimplementation of core systems. They must also be extensible enough to provide the compatibility layers of other systems to interface within them and work stably despite differences in system.</text:p>
      <text:p text:style-name="P9"><text:tab/>Specifically the Security of the Compatibility Subsystems must support not only conversion of native security and access but also prevent unauthorised or possibly damaging access to other components of the system. To this end, though optional, it will be an intended goal to implement support for non-native kernel mode code within User Space processes, in order to promote security over speed. However it should be just as easy to run such code in Kernel Mode, for example, if a compatibility layer for an outside Graphics Subsystem is implemented, and it requires speed in order to function.</text:p>
      <text:p text:style-name="P9"><text:tab/>In order to keep the system small, no module or component should be specifically required (though a general set of modules which can be replaced by there smaller equivalents is of course necessary) by the core or as part of a special hack in the system. This not only promotes stability and good code but allows specific system's to be built both with and without component's. However, knowledge of a module, purely for Legacy or Backup support should not harm such a system. For example, the Hardware Abstraction's of the system should have available access to that ability to fall back upon a generic and architecture specific VGA or VBE BIOS driver in the event that no specific driver is found.</text:p>
      <text:p text:style-name="P9"/>
      <text:p text:style-name="P11">Compatibility</text:p>
      <text:p text:style-name="P11"/>
      <text:p text:style-name="P9">The biggest issue in deciding among current system's given that there is no practical option to turn to based purely upon merit is the ability to run current applications. Though we don't propose the development of compatibility with either Linux or Windows, the ability to port to such systems should be available and tested, as well as the implementation of other basic systems as part of the core development. The systems currently proposed to be included as part of the Design are DOS and the standard interface, POSIX. Both systems chosen because of their small size and well defined nature, and each chosen as opposites of the compatibility scale. DOS which is a line of systems with a local file format for executable, it's own Driver Interface and a requirement for Machine Code will be implemented to provide complete compatibility with DOS system's. POSIX on the other hand, being a standard for code libraries, system applications, system call interface interface and other non-system specific features, does not ensure compatibility with other software developed within a POSIX interface. With designing with both in mind, we will be able to not only cover all areas of support, but allow enough separation of support that future system's should be easy to implement.</text:p>
      <text:p text:style-name="P9"><text:tab/>From this we can see that support for other System's consists not only of many component's but will effect the development of other components, for example File System support. Subsystems will not only provide Kernel mode interfaces, and background support for I/O based exceptions and possibly Virtualization, but User mode libraries for native support and as a barrier between different environmental factors. For example in a Windows system, it may be necessary to emulate a Registry as well as user space Win32 Libraries. In Linux, though many system's compile with a Library which uses System calls, environment support for special VFS nodes or expected user space libraries would also be necessary to ensure complete support.</text:p>
      <text:p text:style-name="P9"><text:tab/>The native Applications and Drivers of the Operating System will also be implemented as a Compatibility Layer. This will ensure not only that much focus goes into assuring that no slow down is caused by such a system, but also that our applications do not rely on negative fixes. It will also greatly help in the expansion of the system later.</text:p>
      <text:p text:style-name="P9"><text:tab/>Finally, the User mode Security of the system will be handled by another subsystem, ensuring not only a separation from standard applications but also the ability to entirely replace the system at a later date.</text:p>
      <text:p text:style-name="P9"/>
      <text:p text:style-name="P12">Specific Goals</text:p>
      <text:p text:style-name="P12"/>
      <text:p text:style-name="P10">Core System</text:p>
      <text:p text:style-name="P10"/>
      <text:p text:style-name="P9">Core system goals concern the internal structure of the Kernel Proper and its directly related components, as well as the interfaces with it's nearest neighbours.</text:p>
      <text:p text:style-name="P9"/>
      <text:p text:style-name="P11">The Kernel</text:p>
      <text:p text:style-name="P11"/>
      <text:p text:style-name="P9">Currently intended to be a Modular Kernel, the Kernel itself will only contain the basic functionality required in order to prepare and execute other modules, as well as the basic constructs of the system, including thread scheduling. The Kernel will not however contain any system or processor architecture code, only those things generic to all possible configurations of the system. In order to allow such generic execution within the scheduler, the short term schedulers themselves are changeable at runtime, with only the generic one and any compiled for that specific kernel build existing in the kernel. Other's can be loaded as needed from disk and integrated into the Kernel's runtime.</text:p>
      <text:p text:style-name="P9"/>
      <text:p text:style-name="P11">Architecture Specific</text:p>
      <text:p text:style-name="P9"/>
      <text:p text:style-name="P9">Architecture specific code is separated from the kernel's base. The design will stipulate whether or not the architecture specific code is separated from the Kernel once compiled. Architecture specific details include include Devices that effect Processor Operation, including Interrupt related components, as well Architecture Specific, but not optional devices that must be abstracted as generically as possible, including Timers. It will also be the responsibility of architecture specific code to verify and allocate resources to known legacy devices such as serial ports and parallel ports. The Devices will however be configured externally by drivers.</text:p>
      <text:p text:style-name="P9"/>
      <text:p text:style-name="P11">System Debugging</text:p>
      <text:p text:style-name="P11"/>
      <text:p text:style-name="P9"><text:tab/>The kernel debugger is loaded by the bootstrapper as a module (just as the architecture-specific module is). The debugger module provides a native CLI interface, as well as a GDB stub – each of which can be disabled at compile time. The debugger uses the architecture-specific module for input/output, specifically the keyboard controller, text-mode VGA controller, and serial controller.</text:p>
      <text:p text:style-name="P9"/>
      <text:p text:style-name="P10">Kernel Modules</text:p>
      <text:p text:style-name="P10"/>
      <text:p text:style-name="P9">Kernel Modules constitute part of the Kernel, but are implemented as separate binary objects. They will be designed to Link with the Kernel and provide it often optional functionality, core to the system on which it runs and the configuration chosen. For example, Process handling will be central to a standard Desktop configuration, but may not be loaded or enabled in a purely Gaming System or on a Portable Device. Therefore modules must not be entirely depended upon by the Kernel, but must work closely with it in order to provide functionality. The Kernel will act as a Library of generic functions, including likely C Library implementation to the Modules.</text:p>
      <text:p text:style-name="P9"/>
      <text:p text:style-name="P11">Driver Manager </text:p>
      <text:p text:style-name="P11"/>
      <text:p text:style-name="P11">Device Manager</text:p>
      <text:p text:style-name="P11"/>
      <text:p text:style-name="P11">Security Manager</text:p>
      <text:p text:style-name="P11"/>
      <text:p text:style-name="P11">Virtual Memory Manager</text:p>
      <text:p text:style-name="P11"/>
      <text:p text:style-name="P11">Process Manager</text:p>
      <text:p text:style-name="P11"/>
      <text:p text:style-name="P11">Interface Manager</text:p>
      <text:p text:style-name="P11"/>
      <text:p text:style-name="P11">Interprocess Communication Manager</text:p>
      <text:p text:style-name="P11"/>
      <text:p text:style-name="P9">Being a monolithic system, 'pedigree' doesn't have most of the demanding requirements microkernels place on IPC. Signals, Semaphores, shared memory will suffice for most applications – others may communicate via named pipes on the filesystem.</text:p>
      <text:p text:style-name="P11"/>
      <text:p text:style-name="P10">Interfaces</text:p>
      <text:p text:style-name="P10"/>
      <text:p text:style-name="P11">General Driver Interface</text:p>
      <text:p text:style-name="P10"/>
      <text:p text:style-name="P10">Compatibility</text:p>
      <text:p text:style-name="P10"/>
      <text:p text:style-name="P11">POSIX</text:p>
      <text:p text:style-name="P9">The posix subsystem</text:p>
      <text:p text:style-name="P11"/>
      <text:p text:style-name="P11">DOS</text:p>
      <text:p text:style-name="P10"/>
      <text:p text:style-name="P10">Applications</text:p>
      <text:p text:style-name="P10"/>
      <text:p text:style-name="P13">Integrated Development Environment</text:p>
      <text:p text:style-name="P9"/>
      <text:p text:style-name="P11">Build System</text:p>
      <text:p text:style-name="P11"/>
      <text:p text:style-name="P11">Interface</text:p>
      <text:p text:style-name="P11"/>
      <text:p text:style-name="P11">Extensibility</text:p>
      <text:p text:style-name="P10"/>
      <text:p text:style-name="P10">Libraries</text:p>
      <text:p text:style-name="P10"/>
      <text:p text:style-name="P13">System Core</text:p>
      <text:p text:style-name="P13"/>
      <text:p text:style-name="P11">Native Library</text:p>
      <text:p text:style-name="P11"/>
      <text:p text:style-name="P11">C Standard Library</text:p>
      <text:p text:style-name="P13"/>
      <text:p text:style-name="P13">Application Support</text:p>
      <text:p text:style-name="P13"/>
      <text:p text:style-name="P11">Console Library</text:p>
      <text:p text:style-name="P11"/>
      <text:p text:style-name="P11">Generic Graphics Windows Library</text:p>
      <text:p text:style-name="P13"/>
      <text:p text:style-name="P13">Virtualization</text:p>
      <text:p text:style-name="P10"/>
      <text:p text:style-name="P10">Concepts</text:p>
      <text:p text:style-name="P10"/>
      <text:p text:style-name="P13">Virtualization</text:p>
      <text:p text:style-name="P13"/>
      <text:p text:style-name="P11">System Virtualization</text:p>
      <text:p text:style-name="P11"/>
      <text:p text:style-name="P11">Operating System Virtualization</text:p>
      <text:p text:style-name="P11"/>
      <text:p text:style-name="P11">Application Virtualization</text:p>
      <text:p text:style-name="P11"/>
      <text:p text:style-name="P13">Graphical User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imes" svg:font-family="Times" style:font-family-generic="roman"/>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GB" style:font-name-asian="Albany AMT1" style:font-size-asian="12pt" style:language-asian="en" style:country-asian="GB" style:font-name-complex="Albany AMT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Albany AMT1"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1-31T23:59:08</meta:creation-date>
    <dc:date>2008-02-01T11:31:59</dc:date>
    <dc:language>en-GB</dc:language>
    <meta:editing-cycles>32</meta:editing-cycles>
    <meta:editing-duration>PT4H54M2S</meta:editing-duration>
    <meta:user-defined meta:name="Info 1"/>
    <meta:user-defined meta:name="Info 2"/>
    <meta:user-defined meta:name="Info 3"/>
    <meta:user-defined meta:name="Info 4"/>
    <meta:document-statistic meta:table-count="0" meta:image-count="0" meta:object-count="0" meta:page-count="7" meta:paragraph-count="81" meta:word-count="2765" meta:character-count="17507"/>
  </office:meta>
</office:document-meta>
</file>